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f71" officeooo:paragraph-rsid="0010cf71"/>
    </style:style>
    <style:style style:name="P2" style:family="paragraph" style:parent-style-name="Standard">
      <style:text-properties officeooo:rsid="0012b1a6" officeooo:paragraph-rsid="0012b1a6"/>
    </style:style>
    <style:style style:name="P3" style:family="paragraph" style:parent-style-name="Standard">
      <style:text-properties officeooo:rsid="0013c63f" officeooo:paragraph-rsid="0013c63f"/>
    </style:style>
    <style:style style:name="P4" style:family="paragraph" style:parent-style-name="Standard">
      <style:text-properties officeooo:rsid="001514d6" officeooo:paragraph-rsid="001514d6"/>
    </style:style>
    <style:style style:name="P5" style:family="paragraph" style:parent-style-name="Standard">
      <style:text-properties officeooo:rsid="0015823e" officeooo:paragraph-rsid="0015823e"/>
    </style:style>
    <style:style style:name="P6" style:family="paragraph" style:parent-style-name="Standard">
      <style:text-properties officeooo:rsid="0015823e" officeooo:paragraph-rsid="00159989"/>
    </style:style>
    <style:style style:name="P7" style:family="paragraph" style:parent-style-name="Standard">
      <style:text-properties officeooo:paragraph-rsid="00159989"/>
    </style:style>
    <style:style style:name="P8" style:family="paragraph" style:parent-style-name="Standard">
      <style:text-properties officeooo:rsid="00166978" officeooo:paragraph-rsid="00166978"/>
    </style:style>
    <style:style style:name="P9" style:family="paragraph" style:parent-style-name="Standard">
      <style:text-properties officeooo:rsid="00176982" officeooo:paragraph-rsid="00176982"/>
    </style:style>
    <style:style style:name="P10" style:family="paragraph" style:parent-style-name="Standard">
      <style:text-properties officeooo:rsid="0017aea6" officeooo:paragraph-rsid="0017aea6"/>
    </style:style>
    <style:style style:name="P11" style:family="paragraph" style:parent-style-name="Standard">
      <style:text-properties officeooo:rsid="001b1fc5" officeooo:paragraph-rsid="001b1fc5"/>
    </style:style>
    <style:style style:name="P12" style:family="paragraph" style:parent-style-name="Standard">
      <style:text-properties officeooo:rsid="001d187d" officeooo:paragraph-rsid="001d187d"/>
    </style:style>
    <style:style style:name="P13" style:family="paragraph" style:parent-style-name="Standard">
      <style:text-properties officeooo:rsid="001e78e8" officeooo:paragraph-rsid="001e78e8"/>
    </style:style>
    <style:style style:name="P14" style:family="paragraph" style:parent-style-name="Standard">
      <style:text-properties officeooo:rsid="001f1400" officeooo:paragraph-rsid="001f1400"/>
    </style:style>
    <style:style style:name="P15" style:family="paragraph" style:parent-style-name="Standard">
      <style:text-properties officeooo:rsid="001f1400" officeooo:paragraph-rsid="001f1400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04056" style:font-name="Monaco" fo:font-size="12pt" fo:letter-spacing="normal" fo:font-style="normal" fo:font-weight="normal" fo:background-color="#d4d5d6" loext:char-shading-value="0" loext:padding="0cm" loext:border="none"/>
    </style:style>
    <style:style style:name="T2" style:family="text">
      <style:text-properties fo:font-variant="normal" fo:text-transform="none" fo:color="#204056" style:font-name="Monaco" fo:font-size="12pt" fo:letter-spacing="normal" fo:font-style="normal" fo:font-weight="normal" officeooo:rsid="0015823e" fo:background-color="#d4d5d6" loext:char-shading-value="0" loext:padding="0cm" loext:border="none"/>
    </style:style>
    <style:style style:name="T3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4" style:family="text">
      <style:text-properties officeooo:rsid="0015998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</text:p>
      <text:p text:style-name="P1"/>
      <text:p text:style-name="P1">Print on console</text:p>
      <text:p text:style-name="P1">console.log(‘string’)</text:p>
      <text:p text:style-name="P1"/>
      <text:p text:style-name="P1">data types </text:p>
      <text:p text:style-name="P1"/>
      <text:p text:style-name="P1"/>
      <text:p text:style-name="P1">strings </text:p>
      <text:p text:style-name="P1"/>
      <text:p text:style-name="P1">numbers</text:p>
      <text:p text:style-name="P1"/>
      <text:p text:style-name="P1">booleans</text:p>
      <text:p text:style-name="P1"/>
      <text:p text:style-name="P1">null(absence of a value)</text:p>
      <text:p text:style-name="P1"/>
      <text:p text:style-name="P1">Math operations</text:p>
      <text:p text:style-name="P1"/>
      <text:p text:style-name="P1">add + </text:p>
      <text:p text:style-name="P1"/>
      <text:p text:style-name="P1">substract -</text:p>
      <text:p text:style-name="P1"/>
      <text:p text:style-name="P1">multiply *</text:p>
      <text:p text:style-name="P1"/>
      <text:p text:style-name="P1">divide /</text:p>
      <text:p text:style-name="P1"/>
      <text:p text:style-name="P2">variables </text:p>
      <text:p text:style-name="P2"/>
      <text:p text:style-name="P2">constant</text:p>
      <text:p text:style-name="P2"/>
      <text:p text:style-name="P2">const greeting = ‘hello’</text:p>
      <text:p text:style-name="P2"/>
      <text:p text:style-name="P3">let variables(variables you can change)</text:p>
      <text:p text:style-name="P1"/>
      <text:p text:style-name="P4">to interpolate string </text:p>
      <text:p text:style-name="P4"/>
      <text:p text:style-name="P4">console.log(`${varia)</text:p>
      <text:p text:style-name="P4"/>
      <text:p text:style-name="P5">Conditionals</text:p>
      <text:p text:style-name="P5"/>
      <text:p text:style-name="P5">if (condition) {action if true} else {action if false}</text:p>
      <text:p text:style-name="P5"/>
      <text:p text:style-name="P6">everything is true except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>false</text:span></text:span></text:p>
      <text:list xml:id="list1264347162" text:style-name="L1">
        <text:list-item>
          <text:p text:style-name="P16"><text:span text:style-name="Source_20_Text"><text:span text:style-name="T1">0</text:span></text:span><text:span text:style-name="T3"> and </text:span><text:span text:style-name="Source_20_Text"><text:span text:style-name="T1">-0</text:span></text:span></text:p>
        </text:list-item>
        <text:list-item>
          <text:p text:style-name="P16"><text:span text:style-name="Source_20_Text"><text:span text:style-name="T1">""</text:span></text:span><text:span text:style-name="T3"> and </text:span><text:span text:style-name="Source_20_Text"><text:span text:style-name="T1">''</text:span></text:span><text:span text:style-name="T3"> (empty strings)</text:span></text:p>
        </text:list-item>
        <text:list-item>
          <text:p text:style-name="P16"><text:span text:style-name="Source_20_Text"><text:span text:style-name="T1">null</text:span></text:span></text:p>
        </text:list-item>
        <text:list-item>
          <text:p text:style-name="P16"><text:span text:style-name="Source_20_Text"><text:span text:style-name="T1">undefined'use strict'</text:span></text:span></text:p>
        </text:list-item>
        <text:list-item>
          <text:p text:style-name="P16"><text:soft-page-break/><text:span text:style-name="Source_20_Text"><text:span text:style-name="T1">NaN</text:span></text:span><text:span text:style-name="T3"> (Not a Number)</text:span></text:p>
        </text:list-item>
        <text:list-item>
          <text:p text:style-name="P17"><text:span text:style-name="Source_20_Text"><text:span text:style-name="T1">document.all</text:span></text:span><text:span text:style-name="T3"> (something you will rarely encounter)</text:span></text:p>
        </text:list-item>
      </text:list>
      <text:p text:style-name="P5">!<text:span text:style-name="T4">true = false</text:span></text:p>
      <text:p text:style-name="P5"/>
      <text:p text:style-name="P8">&amp;&amp; and </text:p>
      <text:p text:style-name="P8">|| or</text:p>
      <text:p text:style-name="P9">switch (variable) {</text:p>
      <text:p text:style-name="P9"><text:tab/>case ‘option’:</text:p>
      <text:p text:style-name="P9"><text:tab/>console.log(‘smth’);</text:p>
      <text:p text:style-name="P9"><text:tab/>break;</text:p>
      <text:p text:style-name="P9"/>
      <text:p text:style-name="P9"><text:tab/>case ‘option2’:</text:p>
      <text:p text:style-name="P9"><text:tab/>console.log(‘smthelse’);</text:p>
      <text:p text:style-name="P9"><text:tab/>break;</text:p>
      <text:p text:style-name="P9"/>
      <text:p text:style-name="P9"><text:tab/>default:</text:p>
      <text:p text:style-name="P9"><text:tab/>console.log(‘defaultoutput’)</text:p>
      <text:p text:style-name="P9"><text:tab/>break;</text:p>
      <text:p text:style-name="P9">}</text:p>
      <text:p text:style-name="P9"/>
      <text:p text:style-name="P10">ternary operation </text:p>
      <text:p text:style-name="P10"/>
      <text:p text:style-name="P10">condition ? Actioniftrue : actioniffalse;</text:p>
      <text:p text:style-name="P10"/>
      <text:p text:style-name="P1"/>
      <text:p text:style-name="P11">parse int </text:p>
      <text:p text:style-name="P11">parsefloat</text:p>
      <text:p text:style-name="P11">math round </text:p>
      <text:p text:style-name="P11"/>
      <text:p text:style-name="P12">javascript used for computer not to exchange with server but perform some task from the page itself </text:p>
      <text:p text:style-name="P12"/>
      <text:p text:style-name="P12">you can use it with node.js in the front-end </text:p>
      <text:p text:style-name="P12"/>
      <text:p text:style-name="P13">branching if else else if</text:p>
      <text:p text:style-name="P14">cd working directory</text:p>
      <text:p text:style-name="P14">git initgit add filename</text:p>
      <text:p text:style-name="P14">git add .</text:p>
      <text:p text:style-name="P14">var age = parseFloat(prompt('What is your age?')); <text:s text:c="10"/>// age</text:p>
      <text:p text:style-name="P14"><text:s text:c="4"/>var gender = prompt("What is your gender 'm' or 'f'?"); <text:s text:c="8"/>// 'm' or 'f'</text:p>
      <text:p text:style-name="P14"><text:s text:c="4"/>var height = parseFloat(prompt('What is your heigt?')); <text:s text:c="7"/>// height in cm</text:p>
      <text:p text:style-name="P14"><text:s text:c="4"/>var weight = parseFloat(prompt('What is your weight in kgs?')); <text:s text:c="7"/>// weight in kg</text:p>
      <text:p text:style-name="P14"><text:s text:c="4"/>var exerciseLevel = parseInt(prompt('What is your exerciseLevel?'));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3:35:11.314309047</meta:creation-date>
    <meta:editing-duration>P1DT18H26M39S</meta:editing-duration>
    <meta:editing-cycles>5</meta:editing-cycles>
    <meta:generator>LibreOffice/5.4.5.1$Linux_X86_64 LibreOffice_project/40m0$Build-1</meta:generator>
    <dc:date>2018-03-20T10:18:55.061818726</dc:date>
    <meta:document-statistic meta:table-count="0" meta:image-count="0" meta:object-count="0" meta:page-count="2" meta:paragraph-count="59" meta:word-count="210" meta:character-count="1395" meta:non-whitespace-character-count="1180"/>
  </office:meta>
</office:document-meta>
</file>